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fd4" officeooo:paragraph-rsid="00114fd4"/>
    </style:style>
    <style:style style:name="P2" style:family="paragraph" style:parent-style-name="Standard">
      <style:text-properties officeooo:rsid="0012277d" officeooo:paragraph-rsid="0012277d"/>
    </style:style>
    <style:style style:name="P3" style:family="paragraph" style:parent-style-name="Standard">
      <style:text-properties officeooo:rsid="001246f0" officeooo:paragraph-rsid="001246f0"/>
    </style:style>
    <style:style style:name="T1" style:family="text">
      <style:text-properties officeooo:rsid="001227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lk from locked outside door to receptionist area → ring bell, locked up (the seer just killed a dude and is getting away from the area which you can hear nearby)</text:p>
      <text:p text:style-name="P1"/>
      <text:p text:style-name="P3">Get key from somewhere with note</text:p>
      <text:p text:style-name="P1"/>
      <text:p text:style-name="P2">Enter locked room → hear person but it’s just a recording</text:p>
      <text:p text:style-name="P2"/>
      <text:p text:style-name="P1">Garden with fountain in middle → make picture and wet hands (can clean)</text:p>
      <text:p text:style-name="P1"/>
      <text:p text:style-name="P1">Enter receptionist area and hear flies → touch dead body and make map slightly bloody</text:p>
      <text:p text:style-name="P1"/>
      <text:p text:style-name="P1">Trip down stairs, <text:span text:style-name="T1">lose map, get map back by investigating,</text:span> in operation room, knock over glasses, spin operating table/chair, walk back up</text:p>
      <text:p text:style-name="P1"/>
      <text:p text:style-name="P1">Get teleported to room that’s just walls → shows decals on walls as well as skeleton</text:p>
      <text:p text:style-name="P1"/>
      <text:p text:style-name="P1">Enter room → hear growling, take note, want to make picture, jumpsca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06:07.825005132</meta:creation-date>
    <dc:date>2025-03-20T22:14:18.762563426</dc:date>
    <meta:editing-duration>PT8M1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126" meta:character-count="700" meta:non-whitespace-character-count="582"/>
  </office:meta>
</office:document-meta>
</file>